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fa96" officeooo:paragraph-rsid="000bfa96"/>
    </style:style>
    <style:style style:name="P2" style:family="paragraph" style:parent-style-name="Standard">
      <style:text-properties fo:font-weight="bold" officeooo:rsid="000bfa96" officeooo:paragraph-rsid="000bfa96"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ación práctica</text:p>
      <text:p text:style-name="P1"/>
      <text:p text:style-name="P1">BRUSELAS</text:p>
      <text:p text:style-name="P1"/>
      <text:p text:style-name="P1">Bruselas es la capital de Bélgica, Flandes y Europa. La Grand Place medieval es enorme, con muchos edificios del siglo XVII y mercados de flores diarios. Reabierto en 2006, el Atomium, la Torre Eiffel en Bruselas, ofrece vistas impresionantes tanto por dentro como por fuera. Los amantes de la arquitectura no deben dejar de visitar el Museo Horta, ubicado en la casa del gran arquitecto belga Victor Horta. Los clubes y bares de St. Gery Square nunca fallan. Los platos de mariscos abundan en St. Catherine. Si desea más información sobre Bruselas, haga clic aquí</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0:49:18.507204965</meta:creation-date>
    <dc:date>2018-05-20T22:10:31.390450008</dc:date>
    <meta:editing-duration>PT2M36S</meta:editing-duration>
    <meta:editing-cycles>2</meta:editing-cycles>
    <meta:generator>LibreOffice/4.3.3.2$Linux_X86_64 LibreOffice_project/430m0$Build-2</meta:generator>
    <meta:document-statistic meta:table-count="0" meta:image-count="0" meta:object-count="0" meta:page-count="1" meta:paragraph-count="3" meta:word-count="98" meta:character-count="592" meta:non-whitespace-character-count="497"/>
  </office:meta>
</office:document-meta>
</file>